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ohit Devanagari1" svg:font-family="'Lohit Devanagari'"/>
    <style:font-face style:name="Andale Mono" svg:font-family="'Andale Mono'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𝓣𝓱𝓲𝓼 𝓫𝓸𝓸𝓴 𝓲𝓼 𝓽𝓱𝓮 𝓹𝓻𝓸𝓹𝓮𝓻𝓽𝔂 𝓸𝓯 𝓬𝓱𝓪𝓸𝓼 𝓹𝓻𝓲𝓷𝓬𝓮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Lohit Devanagari1" svg:font-family="'Lohit Devanagari'"/>
    <style:font-face style:name="Andale Mono" svg:font-family="'Andale Mono'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fo:font-size="72pt" officeooo:rsid="00166797" style:font-size-asian="72pt" style:font-size-complex="7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01:02:29.127708801</meta:creation-date>
    <dc:date>2018-07-15T01:51:01.212982325</dc:date>
    <meta:editing-duration>PT4M59S</meta:editing-duration>
    <meta:editing-cycles>1</meta:editing-cycles>
    <meta:document-statistic meta:table-count="0" meta:image-count="0" meta:object-count="0" meta:page-count="1" meta:paragraph-count="1" meta:word-count="8" meta:character-count="41" meta:non-whitespace-character-count="34"/>
    <meta:generator>LibreOffice/5.1.6.2$Linux_X86_64 LibreOffice_project/10m0$Build-2</meta:generator>
  </office:meta>
</office:document-meta>
</file>